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Header_20_right">
      <style:paragraph-properties fo:text-align="start" style:justify-single-word="false"/>
    </style:style>
    <style:style style:name="P2" style:family="paragraph" style:parent-style-name="Frame_20_contents">
      <style:text-properties fo:color="#999999" style:font-name="StarSymbol1" style:font-name-asian="StarSymbol1" style:font-name-complex="StarSymbol1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20ddf1" style:font-size-asian="16pt" style:font-size-complex="16pt"/>
    </style:style>
    <style:style style:name="P5" style:family="paragraph" style:parent-style-name="Standard">
      <style:text-properties fo:font-size="16pt" officeooo:rsid="0020ddf1" officeooo:paragraph-rsid="0020ddf1" style:font-size-asian="16pt" style:font-size-complex="16pt"/>
    </style:style>
    <style:style style:name="P6" style:family="paragraph" style:parent-style-name="Date">
      <style:text-properties style:text-underline-style="solid" style:text-underline-width="auto" style:text-underline-color="font-color" fo:font-weight="bold" officeooo:rsid="004e4db4" style:font-weight-asian="bold" style:font-weight-complex="bold"/>
    </style:style>
    <style:style style:name="P7" style:family="paragraph" style:parent-style-name="Standard">
      <style:text-properties officeooo:paragraph-rsid="004e3c42"/>
    </style:style>
    <style:style style:name="P8" style:family="paragraph" style:parent-style-name="Date" style:master-page-name="First_20_Page">
      <style:paragraph-properties style:page-number="auto"/>
    </style:style>
    <style:style style:name="P9" style:family="paragraph" style:parent-style-name="Date">
      <style:paragraph-properties fo:text-align="start" style:justify-single-word="false"/>
      <style:text-properties style:text-underline-style="solid" style:text-underline-width="auto" style:text-underline-color="font-color" fo:font-weight="bold" officeooo:rsid="004e4db4" style:font-weight-asian="bold" style:font-weight-complex="bold"/>
    </style:style>
    <style:style style:name="T1" style:family="text">
      <style:text-properties officeooo:rsid="0025d77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 Phone" text:name="py3o.contact.phon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Company Phone" text:name="py3o.company.phone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</text:user-field-decls>
      <draw:frame draw:style-name="fr1" draw:name="Receiver Address" text:anchor-type="page" text:anchor-page-number="1" svg:x="2.2673in" svg:y="5.6374in" svg:width="5.0807in" draw:z-index="0">
        <draw:text-box fo:min-height="0.8898in">
          <text:p text:style-name="P4"><text:user-field-get text:name="py3o.contact.name">Customer Name</text:user-field-get><text:tab/><text:tab/></text:p>
          <text:p text:style-name="P5"><text:user-field-get text:name="py3o.contact.street">Customer Street</text:user-field-get></text:p>
          <text:p text:style-name="P3"><text:user-field-get text:name="py3o.contact.city">Customer City</text:user-field-get><text:s/><text:user-field-get text:name="py3o.contact.state">Customer State</text:user-field-get><text:s/><text:user-field-get text:name="py3o.contact.zip">Customer Zip</text:user-field-get></text:p>
        </draw:text-box>
      </draw:frame>
      <draw:frame draw:style-name="fr2" draw:name="Bend Marks" text:anchor-type="page" text:anchor-page-number="1" svg:x="0.25in" svg:y="0in" svg:width="0.15in" draw:z-index="1">
        <draw:text-box fo:min-height="11in">
          <text:section text:style-name="Sect1" text:name="Bend Marks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—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ext:section>
          <text:p text:style-name="P2"/>
        </draw:text-box>
      </draw:frame>
      <draw:frame draw:style-name="fr2" draw:name="Frame2" text:anchor-type="page" text:anchor-page-number="1" svg:x="8.1in" svg:y="0in" svg:width="0.15in" draw:z-index="3">
        <draw:text-box fo:min-height="11in">
          <text:section text:style-name="Sect1" text:name="Section1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—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ext:section>
          <text:p text:style-name="P2"/>
        </draw:text-box>
      </draw:frame>
      <draw:frame draw:style-name="fr1" draw:name="Sender Address" text:anchor-type="page" text:anchor-page-number="1" svg:x="0.6756in" svg:y="4.0047in" svg:width="4.5937in" draw:z-index="2">
        <draw:text-box fo:min-height="1.0173in">
          <text:section text:style-name="Sect1" text:name="Sender Address">
            <text:p text:style-name="Standard"><text:user-field-get text:name="py3o.company.name">Company Name</text:user-field-get></text:p>
            <text:p text:style-name="P7"><text:user-field-get text:name="py3o.company.street">Company Street</text:user-field-get></text:p>
            <text:p text:style-name="P7"><text:user-field-get text:name="py3o.company.city">Company City</text:user-field-get><text:s/><text:user-field-get text:name="py3o.company.state">Company State</text:user-field-get><text:s/><text:user-field-get text:name="py3o.company.zip">Company Zip</text:user-field-get></text:p>
            <text:p text:style-name="Standard"><text:user-field-get text:name="py3o.company.phone">Company Phone</text:user-field-get></text:p>
            <text:p text:style-name="P1"/>
            <text:p text:style-name="P1"/>
          </text:section>
          <text:p text:style-name="P1"/>
        </draw:text-box>
      </draw:frame>
      <text:p text:style-name="P8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31</meta:editing-cycles>
    <meta:editing-duration>P1DT8H30M50S</meta:editing-duration>
    <meta:initial-creator>Eli &amp; Esther Sauder</meta:initial-creator>
    <dc:date>2019-11-23T19:12:56.555471064</dc:date>
    <meta:document-statistic meta:table-count="0" meta:image-count="0" meta:object-count="0" meta:page-count="1" meta:paragraph-count="11" meta:word-count="24" meta:character-count="157" meta:non-whitespace-character-count="138"/>
    <meta:user-defined meta:name="Info 0"/>
    <meta:user-defined meta:name="Info 1"/>
    <meta:user-defined meta:name="Info 2"/>
    <meta:user-defined meta:name="Info 3"/>
  </office:meta>
</office:document-meta>
</file>